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12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551446869370829224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218396843994406718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478681593860113323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7T20:48:46.92</dc:date>
    <dc:creator>James Lombardi</dc:creator>
    <meta:editing-duration>PT11H3M29S</meta:editing-duration>
    <meta:editing-cycles>38</meta:editing-cycles>
    <meta:document-statistic meta:table-count="0" meta:image-count="0" meta:object-count="0" meta:page-count="6" meta:paragraph-count="191" meta:word-count="1714" meta:character-count="8618"/>
  </office:meta>
</office:document-meta>
</file>